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0000ff"/>
    </style:style>
    <style:style style:name="P2" style:family="paragraph" style:parent-style-name="Standard">
      <style:text-properties fo:color="#0000ff" fo:font-size="10pt" style:font-size-asian="10pt" style:font-size-complex="10pt" fo:background-color="#ffffff"/>
    </style:style>
    <style:style style:name="P3" style:family="paragraph" style:parent-style-name="Standard">
      <style:text-properties fo:color="#0000ff" fo:background-color="#ffffff"/>
    </style:style>
    <style:style style:name="P4" style:family="paragraph" style:parent-style-name="Standard">
      <style:text-properties fo:color="#202020" fo:font-size="10pt" style:font-size-asian="10pt" style:font-size-complex="10pt" fo:background-color="#ffffff"/>
    </style:style>
    <style:style style:name="P5" style:family="paragraph" style:parent-style-name="Standard" style:master-page-name="Standard">
      <style:paragraph-properties style:page-number="1"/>
    </style:style>
    <style:style style:name="T1" style:family="text">
      <style:text-properties fo:color="#0000ff"/>
    </style:style>
    <style:style style:name="T2" style:family="text">
      <style:text-properties fo:color="#0000ff" style:font-name="Calibri" style:font-name-asian="Calibri1" style:font-name-complex="Calibri1"/>
    </style:style>
    <style:style style:name="T3" style:family="text">
      <style:text-properties fo:color="#0000ff" style:font-name="Calibri" style:font-name-asian="Calibri1" style:font-name-complex="Calibri1" fo:background-color="#ffffff"/>
    </style:style>
    <style:style style:name="T4" style:family="text">
      <style:text-properties fo:color="#0000ff" style:font-name="Calibri" fo:font-weight="bold" style:font-name-asian="Calibri1" style:font-weight-asian="bold" style:font-name-complex="Calibri1"/>
    </style:style>
    <style:style style:name="T5" style:family="text">
      <style:text-properties fo:color="#0000ff" style:font-name="Calibri" fo:font-weight="bold" style:font-name-asian="Calibri1" style:font-weight-asian="bold" style:font-name-complex="Calibri1" fo:background-color="#ffffff"/>
    </style:style>
    <style:style style:name="T6" style:family="text">
      <style:text-properties fo:color="#0000ff" style:font-name="Calibri" fo:font-style="italic" fo:font-weight="bold" style:font-name-asian="Calibri1" style:font-style-asian="italic" style:font-weight-asian="bold" style:font-name-complex="Calibri1" fo:background-color="#ffffff"/>
    </style:style>
    <style:style style:name="T7" style:family="text">
      <style:text-properties fo:color="#0000ff" style:font-name="Calibri" fo:font-style="italic" style:font-name-asian="Calibri1" style:font-style-asian="italic" style:font-name-complex="Calibri1" fo:background-color="#ffffff"/>
    </style:style>
    <style:style style:name="T8" style:family="text">
      <style:text-properties fo:color="#0000ff" fo:font-size="10pt" style:font-size-asian="10pt" style:font-size-complex="10pt" fo:background-color="#ffffff"/>
    </style:style>
    <style:style style:name="T9" style:family="text">
      <style:text-properties fo:color="#0000ff" fo:background-color="#ffffff"/>
    </style:style>
    <style:style style:name="T10"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sed on these reports, and my own assessment as Editor, I am pleased to inform you that it is potentially acceptable for publication in GigaByte Journal, once you have carried out some final minor revisions suggested by our reviewers. In particular you need to provide a CC0 license and some more detail in the dataset. It's also important to avoid self-plagiarisimg your PLOS paper, so please make sure to make sure the text and discussion is suitably different. The title may be better to change, and one of the referees has suggested this too.</text:p>
      <text:p text:style-name="Standard"/>
      <text:p text:style-name="Standard"><text:span text:style-name="T1">I have updated the license to CC-BY-NC 4.0 throughout. This seems to be acceptable for GBIF. Please let me know if you still require a CC0 license.</text:span></text:p>
      <text:p text:style-name="P1"/>
      <text:p text:style-name="Standard"><text:span text:style-name="T1">I have reviewed the manuscript for self-plagiariasm. I cannot find any specific sections of concern but if there are particular sections please let me know.</text:span></text:p>
      <text:p text:style-name="P1"/>
      <text:p text:style-name="Standard"><text:span text:style-name="T1">I have changed the title to: A dataset of small-mammal detections in West Africa and their associated micro-organisms.</text:span></text:p>
      <text:p text:style-name="Standard"/>
      <text:p text:style-name="Standard">Reviewer 1:</text:p>
      <text:p text:style-name="Standard"><text:span text:style-name="T1">Thank you for your review. I have updated the data as requested.</text:span></text:p>
      <text:p text:style-name="Standard"/>
      <text:p text:style-name="Standard">There are some issues with the GBIF dataset:</text:p>
      <text:p text:style-name="Standard">1. In the upload file, the "license" for each record is "CC-BY 4.0", but the GBIF description is "CC0". Please double-check the open license for the data. <text:span text:style-name="T1">Updated to specify the release of this data is under CC-BY-NC 4.0. I will ask the NBN contact who has helped uploading the dataset to update the metadata section.</text:span></text:p>
      <text:p text:style-name="Standard">2. The download link https://registry.nbnatlas.org/archives/dr3000/dr3000.zip is forbidden from access even when I log in. <text:span text:style-name="T1">I am not sure about this. The database is currently available on GBIF so I asume this is corrected.</text:span></text:p>
      <text:p text:style-name="Standard">3. There are some known issues from GBIF: </text:p>
      <text:p text:style-name="Standard">20,539 Continent derived from coordinates - <text:span text:style-name="T1">Continent added to all records</text:span></text:p>
      <text:p text:style-name="Standard">201 Country coordinate mismatch - <text:span text:style-name="T1">Reviewed the sources of these coordinates and corrected them as required, should no longer result in mismatches </text:span></text:p>
      <text:p text:style-name="Standard">38 Taxon match none - <text:span text:style-name="T1">This was caused by me <text:s/>misspelling Orientia as Orentia and has now been corrected</text:span></text:p>
      <text:p text:style-name="Standard">5 Taxon match fuzzy - <text:span text:style-name="T1">I am unsure about these. The species name seems to match the scientific name so I do not know why these are flagged as fuzzy matches.</text:span></text:p>
      <text:p text:style-name="Standard"/>
      <text:p text:style-name="Standard">Reviewer 2:</text:p>
      <text:p text:style-name="Standard"><text:span text:style-name="T1">Thank you for your review. I have updated the data as requested.</text:span></text:p>
      <text:p text:style-name="P1"/>
      <text:p text:style-name="Standard">Major comments (Author action required):</text:p>
      <text:p text:style-name="Standard">1 - https://registry.nbnatlas.org/archives/dr3000/dr3000.zip - Is currently not accessible (forbidden) (this may not be an issue if access is only meant to be via GBIF?) <text:span text:style-name="T1">I do not think this is an issue as currently available on GBIF</text:span></text:p>
      <text:p text:style-name="Standard"><text:soft-page-break/></text:p>
      <text:p text:style-name="Standard"/>
      <text:p text:style-name="Standard">Minor comments (Author action suggested):</text:p>
      <text:p text:style-name="Standard">1 - MS abstract states 14 countries in West Africa, GBIF dataset lists 17 different country codes? Please double check the details, and correct the MS as appropriate. (this maybe related to point below) <text:span text:style-name="T1">Thank you for identifying this. 14 of the 17 countries are in West Africa with the remaining three being Morocco, Cameroon and Chad which are considered North Africa or Central Africa. Data from these countries were included as the contributing studies sampled in them but they were not target countries of the study. I have updated the manuscript to read.</text:span></text:p>
      <text:p text:style-name="P1"/>
      <text:p text:style-name="Standard"><text:span text:style-name="T2">“The current dataset, a synthesis of 127 rodent trapping studies conducted within </text:span><text:span text:style-name="T4">17 African countries, but focussing on studies conducted in West Africa</text:span><text:span text:style-name="T2"> can aid the development of models based on rodent reservoir occurrence to estimate the potential for pathogen spillover into human populations by providing additional geographic locations of presence and absence.”</text:span></text:p>
      <text:p text:style-name="Standard"/>
      <text:p text:style-name="Standard">2 - There appears to be a mismatch between the COUNTRY name given and the location not falling within that countries (current) borders in a number (201) of instances. Please check the coordinates are correct, and adjust the country name if required. <text:span text:style-name="T1">This should be addressed for all 201 records. </text:span></text:p>
      <text:p text:style-name="Standard"/>
      <text:p text:style-name="Standard">3 - There are 38 Taxon match issues notified by GBIF automatic checks, these mostly appear to be where no species name was given, usually just “paracite”, please check and confirm that is the reason for all instances. <text:span text:style-name="T1">I think this was caused by me misspelling Orientia and should now be resolved</text:span></text:p>
      <text:p text:style-name="Standard"/>
      <text:p text:style-name="Standard">4 - Please ensure at least one of the GBIF contact authors is assigned the role of “Metadata provider”.</text:p>
      <text:p text:style-name="Standard"><text:span text:style-name="T1">I think this has been corrected but I will follow up</text:span></text:p>
      <text:p text:style-name="Standard"/>
      <text:p text:style-name="Standard">Note - The system is not allowing me to upload the full data audit report document, but it is available to GigaByte staff from here: https://drive.google.com/file/d/11K_x1JwpPbJYt64Rj5L2YEURtPJW-qsK/view?usp=sharing</text:p>
      <text:p text:style-name="Standard"/>
      <text:p text:style-name="Standard">Reviewer 3:</text:p>
      <text:p text:style-name="Standard"/>
      <text:p text:style-name="Standard">The data description is well written and the need for the data is well-motivated. Indeed, the data will make an important contribution to rodent and disease ecology. I just have a few comments. My assessment is only based on the manuscript and not on the actual datafiles</text:p>
      <text:p text:style-name="Standard"/>
      <text:p text:style-name="Standard"><text:span text:style-name="T1">Thank you for your review and comments. I have made the following changes which I hope address your comments.</text:span></text:p>
      <text:p text:style-name="Standard"/>
      <text:p text:style-name="Standard">1. The title is misleading and insinuates that the authors have compiled a global database. </text:p>
      <text:p text:style-name="Standard"><text:span text:style-name="T1">I was under the impression that data release articles should be titled in a way to match the accompanying scientific publication. However, as both you and Scott suggested changing the title I am suggesting the following.</text:span></text:p>
      <text:p text:style-name="P1"/>
      <text:p text:style-name="Standard"><text:span text:style-name="T1">“A dataset of small-mammal detections in West Africa and their associated micro-organisms.”</text:span></text:p>
      <text:p text:style-name="P1"><text:soft-page-break/></text:p>
      <text:p text:style-name="Standard">2. The authors claim that “Rodent trapping studies are also taxonomically and spatially biased”. The authors need to support this statement with references and be more specific about the type of biases that they see.</text:p>
      <text:p text:style-name="Standard"><text:span text:style-name="T1">The associated manuscript for this dataset “Simons D, Attfield LA, Jones KE, Watson-Jones D, Kock R (2023) Rodent trapping studies as an overlooked information source for understanding endemic and novel zoonotic spillover. PLOS Neglected Tropical Diseases 17(1): e0010772. </text:span><text:a xlink:type="simple" xlink:href="https://doi.org/10.1371/journal.pntd.0010772" text:style-name="ListLabel_20_1" text:visited-style-name="ListLabel_20_1"><text:span text:style-name="T10">https://doi.org/10.1371/journal.pntd.0010772</text:span></text:a><text:span text:style-name="T1">” was devised to investigate this question of taxonomic and spatial biases in sampling of rodents (focussed on West Africa). Prior to commencing this work (January 2021) I had not come across any publications systematically investigating sampling biases in rodent sampling studies. Despite this there is an appreciation of taxonomic, spatial and temporal biases in biodiversity data. The following cited references provide some good information on this.<text:line-break/><text:line-break/>1. </text:span><text:span text:style-name="T8">Boakes EH, McGowan PJK, Fuller RA, Chang-qing D, Clark NE, O’Connor K, et al. Distorted views of biodiversity: Spatial and temporal bias in species occurrence data. PLOS Biology. 2010;8: e1000385. Pmid:20532234</text:span></text:p>
      <text:p text:style-name="P2"/>
      <text:p text:style-name="Standard"><text:span text:style-name="T8">2. Bowler DE, Callaghan CT, Bhandari N, Henle K, Benjamin Barth M, Koppitz C, et al. Temporal trends in the spatial bias of species occurrence records. Ecography. 2022;n/a: e06219.</text:span></text:p>
      <text:p text:style-name="P2"/>
      <text:p text:style-name="Standard"><text:span text:style-name="T8">3. Beck J, Böller M, Erhardt A, Schwanghart W. Spatial bias in the GBIF database and its effect on modeling species’ geographic distributions. Ecological Informatics. 2014;19: 10–15.</text:span></text:p>
      <text:p text:style-name="P2"/>
      <text:p text:style-name="Standard"><text:span text:style-name="T9">The statement after this about rodent trapping studies being taxonomically and spatially biased is as a result of the analysis conducted in the PLOS NTD paper highlighted above and cited in the text. Your manuscript (Population fluctuations and synanthropy explain transmission risk in rodent-borne zoonoses) also looked at this through the lens of zoonoses and population dynamics (Sampling bias section and Supplementary Figure 1 and 2) so I have cited it in this context too. Our manuscript was limited to West African data only and was more focussed on rodent sampling for any purpose, it may be that in other geographical contexts these taxonomic and spatial biases of rodent sampling data may not exist (although I have current work in progress investigating this at a global scale that suggest these biases remain). To incorporate your comments I have made the following addition in the Context section.</text:span></text:p>
      <text:p text:style-name="P3"/>
      <text:p text:style-name="Standard"><text:span text:style-name="T9">“</text:span><text:span text:style-name="T3">Rodent trapping studies are also taxonomically and spatially biased (</text:span><text:span text:style-name="T5">Ecke </text:span><text:span text:style-name="T6">et al.</text:span><text:span text:style-name="T5">,</text:span><text:span text:style-name="T6"> </text:span><text:span text:style-name="T5">2022</text:span><text:span text:style-name="T3">; </text:span><text:span text:style-name="T7">Simons et al.</text:span><text:span text:style-name="T3">, 2023). Despite these biases, we found that combining data from rodent trapping studies conducted in West Africa with data from GBIF and IUCN has the potential to increase the sampled area for commonly occurring species by up to 160% and mitigate some of the effects of these biases when attempting to model the distribution of rodent vectors of zoonoses (Simons </text:span><text:span text:style-name="T7">et al.</text:span><text:span text:style-name="T3">, 2023). </text:span><text:span text:style-name="T5">We found that rodent trapping studies were more likely to have been conducted in locations of relatively high human population density and include data on small-mammal species that are synanthropic (Simons </text:span><text:span text:style-name="T6">et al.</text:span><text:span text:style-name="T5">, 2023).</text:span><text:span text:style-name="T3">”</text:span></text:p>
      <text:p text:style-name="P4"/>
      <text:p text:style-name="P4"/>
      <text:p text:style-name="Standard">3. The authors motivate the data compilation with the need to understand human infections originating from rodent-borne pathogens. In this context, it would be fair to refer to the recent study by Ecke and colleagues where they show in a global study the role of synanthropic behaviour of rodent reservoirs for human risk (Ecke, F., B. A. Han, B. Hörnfeldt, H. Khalil, M. Magnusson, N. J. Singh and R. S. Ostfeld (2022). "Population fluctuations and synanthropy explain transmission risk in rodent-borne zoonoses." Nature Communications 13(1): 7532.)</text:p>
      <text:p text:style-name="Standard"><text:span text:style-name="T1">Thank you for this suggestion. I am very happy to include this reference in the manuscript as this is an important paper contextualising the role of rodent synanthropic properties in zoonosis risk.</text:span></text:p>
      <text:p text:style-name="Standard"/>
      <text:p text:style-name="Standard">4. Methods: The authors included data from preprints. How did they assure that data were not duplicated among the different data sources?</text:p>
      <text:p text:style-name="Standard"><text:span text:style-name="T1">This was not only an issue due to pre-prints but also publications that reported sampling from the same locations but over different time periods. I have included the following paragraph in the Data validation and quality control section to highlight how we managed this.</text:span></text:p>
      <text:p text:style-name="P1"/>
      <text:p text:style-name="Standard"><text:span text:style-name="T1">“We included data released in pre-prints identified from our systematic search, in addition to studies conducted at the same locations over multiple time periods. We reviewed all occurrence data to ascertain that the geographic coordinates, time period of sampling and number of identified individuals were unique to ensure we did not include duplicated data. Where duplicated data was identified the record with the greatest number of detections, or the most recent reporting was retained. For example, multiple published studies may have included updates of a longitudinal sampling design, in these cases only the most recent data for that location was retained.“</text:span></text:p>
      <text:p text:style-name="Standard"/>
      <text:p text:style-name="Standard">5. I suggest the authors name the countries in West Africa that were included in the study.</text:p>
      <text:p text:style-name="Standard"/>
      <text:p text:style-name="Standard"><text:span text:style-name="T1">The following has been added in the Search Strategy section:</text:span></text:p>
      <text:p text:style-name="Standard"><text:span text:style-name="T1">“We used the UN definition for West Africa which includes the following countries (ISO 3166-1 alpha-2 codes are given in parenthesis): Benin (BJ), Burkina Faso (BF), Cape Verde (CV), Ivory Coast (CI), Gambia (GM), Ghana (GH), Guinea (GN), Guinea-Bissau (GW), Liberia (LR), Mali (ML), <text:s/>Mauritania (MR), Niger (NE), Nigeria (NG), Senegal (SN), Sierra Leone (SL) and Togo (T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6" meta:word-count="1721" meta:character-count="10736" meta:non-whitespace-character-count="9055"/>
    <meta:generator>LibreOfficeDev/6.0.5.2$Linux_X86_64 LibreOffice_project/</meta:generator>
  </office:meta>
</office:document-meta>
</file>